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ToStringConverter.convert( Enum &lt; ? &gt;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ToStringConverter.EnumToString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